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able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wableDeserializerTest.test_error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owableDeserializerTest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owableDeserializ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hrowableDeserializerTest.test_erro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Exception.M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Exception2.MyExceptio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